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лючевые вопросы, чтобы понять и использовать на практике</text:p>
      <text:p text:style-name="Standard">ChatGPT</text:p>
      <text:p text:style-name="P1">ChatGPT</text:p>
      <text:p text:style-name="Text_20_body">Вот несколько ключевых вопросов, ответы на которые помогут вам лучше понять и использовать WordPress на практике:</text:p>
      <text:list xml:id="list1281207006404881735" text:style-name="L1">
        <text:list-item>
          <text:p text:style-name="P2"><text:span text:style-name="Strong_20_Emphasis">Как установить WordPress на веб-хостинг?</text:span></text:p>
          <text:list>
            <text:list-item>
              <text:p text:style-name="P3">Ответ на этот вопрос поможет вам развернуть ваш сайт на WordPress и начать его использовать.</text:p>
            </text:list-item>
          </text:list>
        </text:list-item>
        <text:list-item>
          <text:p text:style-name="P2"><text:span text:style-name="Strong_20_Emphasis">Как управлять контентом на сайте с помощью WordPress?</text:span></text:p>
          <text:list>
            <text:list-item>
              <text:p text:style-name="P3">Этот вопрос касается добавления, редактирования и удаления контента на вашем сайте, таком как статьи, страницы, изображения и другие медиафайлы.</text:p>
            </text:list-item>
          </text:list>
        </text:list-item>
        <text:list-item>
          <text:p text:style-name="P2"><text:span text:style-name="Strong_20_Emphasis">Как выбрать и установить тему WordPress?</text:span></text:p>
          <text:list>
            <text:list-item>
              <text:p text:style-name="P3">Понимание процесса выбора и установки темы поможет вам настроить внешний вид вашего сайта в соответствии с вашими потребностями и предпочтениями.</text:p>
            </text:list-item>
          </text:list>
        </text:list-item>
        <text:list-item>
          <text:p text:style-name="P2"><text:span text:style-name="Strong_20_Emphasis">Как добавить функциональность с помощью плагинов WordPress?</text:span></text:p>
          <text:list>
            <text:list-item>
              <text:p text:style-name="P3">Узнайте, как выбрать, установить и настроить плагины, чтобы добавить дополнительную функциональность к вашему сайту без необходимости в программировании.</text:p>
            </text:list-item>
          </text:list>
        </text:list-item>
        <text:list-item>
          <text:p text:style-name="P2"><text:span text:style-name="Strong_20_Emphasis">Как обеспечить безопасность вашего сайта WordPress?</text:span></text:p>
          <text:list>
            <text:list-item>
              <text:p text:style-name="P3">Этот вопрос касается реализации базовых мер безопасности, таких как обновления, использование надежных паролей, резервное копирование данных и установка соответствующих плагинов безопасности.</text:p>
            </text:list-item>
          </text:list>
        </text:list-item>
        <text:list-item>
          <text:p text:style-name="P2"><text:span text:style-name="Strong_20_Emphasis">Как оптимизировать производительность вашего сайта WordPress?</text:span></text:p>
          <text:list>
            <text:list-item>
              <text:p text:style-name="P3">Изучите методы оптимизации загрузки страниц, кэширования, оптимизации изображений и другие стратегии, которые помогут вашему сайту загружаться быстрее и обеспечивать лучший пользовательский опыт.</text:p>
            </text:list-item>
          </text:list>
        </text:list-item>
        <text:list-item>
          <text:p text:style-name="P2"><text:span text:style-name="Strong_20_Emphasis">Как улучшить SEO вашего сайта WordPress?</text:span></text:p>
          <text:list>
            <text:list-item>
              <text:p text:style-name="P3">Понимание основных принципов SEO и использование соответствующих плагинов помогут вашему сайту быть лучше индексируемым поисковыми системами и привлекать больше органического трафика.</text:p>
            </text:list-item>
          </text:list>
        </text:list-item>
        <text:list-item>
          <text:p text:style-name="P2"><text:span text:style-name="Strong_20_Emphasis">Как расширить функциональность с помощью пользовательского кода?</text:span></text:p>
          <text:list>
            <text:list-item>
              <text:p text:style-name="P3">Изучите хуки, фильтры и другие методы расширения функциональности WordPress с помощью собственного PHP-кода, чтобы реализовать специфические требования вашего проекта.</text:p>
            </text:list-item>
          </text:list>
        </text:list-item>
        <text:list-item>
          <text:p text:style-name="P2"><text:span text:style-name="Strong_20_Emphasis">Как управлять административными задачами и обслуживанием вашего сайта WordPress?</text:span></text:p>
          <text:list>
            <text:list-item>
              <text:p text:style-name="P2">Понимание процессов резервного копирования, обновлений, мониторинга производительности и других административных задач поможет вам поддерживать ваш сайт в хорошем состоянии и избегать проблем.</text:p>
            </text:list-item>
          </text:list>
        </text:list-item>
      </text:list>
      <text:p text:style-name="Text_20_body">Ответы на эти вопросы помогут вам глубже понять WordPress и использовать его на практике для создания и управления веб-сайтам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21:10:21.77</dc:date>
    <meta:document-statistic meta:table-count="0" meta:image-count="0" meta:object-count="0" meta:page-count="1" meta:paragraph-count="23" meta:word-count="300" meta:character-count="2288"/>
    <dc:creator>Dima Wide</dc:creator>
    <meta:user-defined meta:name="Info 1"/>
    <meta:user-defined meta:name="Info 2"/>
    <meta:user-defined meta:name="Info 3"/>
    <meta:user-defined meta:name="Info 4"/>
  </office:meta>
</office:document-meta>
</file>